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 link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-Mos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P6023LS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diodes-incorporated/DMP6023LSS-13/DMP6023LSS-13DICT-ND/5080369" xlink:type="simple">http://www.digikey.de/product-detail/de/diodes-incorporated/DMP6023LSS-13/DMP6023LSS-13DICT-ND/5080369</text:a>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S-Diode, 40.2 V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P4SMA47CA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semiconductor-diodes-division/P4SMA47CA-E3-61/P4SMA47CA-E3-61GICT-ND/5639059" xlink:type="simple">http://www.digikey.de/product-detail/de/vishay-semiconductor-diodes-division/P4SMA47CA-E3-61/P4SMA47CA-E3-61GICT-ND/5639059</text:a>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Diode 10V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1SMA5925BT3G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on-semiconductor/1SMA5925BT3G/1SMA5925BT3GOSCT-ND/917679" xlink:type="simple">http://www.digikey.de/product-detail/de/on-semiconductor/1SMA5925BT3G/1SMA5925BT3GOSCT-ND/917679</text:a>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kΩ, &gt;=0.1W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RHM100KCKCT-ND</text:p>
          </table:table-cell>
          <table:table-cell table:style-name="ce2" office:value-type="float" office:value="1206" calcext:value-type="float">
            <text:p>12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rohm-semiconductor/MCR18ERTJ104/RHM100KCKCT-ND/4085908" xlink:type="simple">http://www.digikey.de/product-detail/de/rohm-semiconductor/MCR18ERTJ104/RHM100KCKCT-ND/4085908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 kΩ, 1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105KFKED</text:p>
          </table:table-cell>
          <table:table-cell table:style-name="ce2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105KFKED/541-105KLCT-ND/1183353" xlink:type="simple">http://www.digikey.de/product-detail/de/vishay-dale/CRCW0402105KFKED/541-105KLCT-ND/1183353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9 kΩ, 1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16K9FKED</text:p>
          </table:table-cell>
          <table:table-cell table:style-name="ce2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16K9FKED/541-16.9KLCT-ND/1183261" xlink:type="simple">http://www.digikey.de/product-detail/de/vishay-dale/CRCW040216K9FKED/541-16.9KLCT-ND/1183261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9 kΩ</text:p>
          </table:table-cell>
          <table:table-cell office:value-type="string" calcext:value-type="string">
            <text:p>Vishay Dale</text:p>
          </table:table-cell>
          <table:table-cell/>
          <table:table-cell table:style-name="ce2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7 kΩ</text:p>
          </table:table-cell>
          <table:table-cell office:value-type="string" calcext:value-type="string">
            <text:p>Vishay Dale</text:p>
          </table:table-cell>
          <table:table-cell/>
          <table:table-cell table:style-name="ce2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6 kΩ</text:p>
          </table:table-cell>
          <table:table-cell office:value-type="string" calcext:value-type="string">
            <text:p>Vishay Dale</text:p>
          </table:table-cell>
          <table:table-cell/>
          <table:table-cell table:style-name="ce2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7, R8, R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kΩ</text:p>
          </table:table-cell>
          <table:table-cell office:value-type="string" calcext:value-type="string">
            <text:p>Vishay Dale</text:p>
          </table:table-cell>
          <table:table-cell/>
          <table:table-cell table:style-name="ce2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10, R11, R12, R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 Ω</text:p>
          </table:table-cell>
          <table:table-cell office:value-type="string" calcext:value-type="string">
            <text:p>Vishay Dale</text:p>
          </table:table-cell>
          <table:table-cell/>
          <table:table-cell table:style-name="ce2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13, 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 kΩ</text:p>
          </table:table-cell>
          <table:table-cell office:value-type="string" calcext:value-type="string">
            <text:p>Vishay Dale</text:p>
          </table:table-cell>
          <table:table-cell/>
          <table:table-cell table:style-name="ce2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16, R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4 kΩ</text:p>
          </table:table-cell>
          <table:table-cell office:value-type="string" calcext:value-type="string">
            <text:p>Vishay Dale</text:p>
          </table:table-cell>
          <table:table-cell/>
          <table:table-cell table:style-name="ce2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 µF, &gt;40V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R71H225KA88L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murata-electronics-north-america/GRM31CR71H225KA88L/490-3367-1-ND/702908" xlink:type="simple">http://www.digikey.de/product-detail/de/murata-electronics-north-america/GRM31CR71H225KA88L/490-3367-1-ND/702908</text:a>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6.8 n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7R1H682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1608X7R1H682M/445-5088-1-ND/2093703" xlink:type="simple">http://www.digikey.de/product-detail/de/tdk-corporation/C1608X7R1H682M/445-5088-1-ND/2093703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1.3 p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1.8 n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100 n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47 µ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56 µH 0.24Ω</text:p>
          </table:table-cell>
          <table:table-cell table:number-columns-repeated="6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 style:data-style-name="N2" text:time-value="14:20:59.983088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5:33:37.559393084</meta:creation-date>
    <dc:date>2016-09-03T14:26:53.469639041</dc:date>
    <meta:editing-duration>PT55M24S</meta:editing-duration>
    <meta:editing-cycles>9</meta:editing-cycles>
    <meta:generator>LibreOffice/5.1.4.2$Linux_X86_64 LibreOffice_project/10m0$Build-2</meta:generator>
    <meta:document-statistic meta:table-count="1" meta:cell-count="140" meta:object-count="0"/>
  </office:meta>
</office:document-meta>
</file>